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text>d</mtext>
      <mi>S</mi>
      <mrow>
        <mspace width="2em"/>
        <mo stretchy="false">=</mo>
        <mspace width="2em"/>
      </mrow>
      <mtext>d</mtext>
      <mrow>
        <mo fence="true" stretchy="true">(</mo>
        <mrow>
          <mfrac>
            <mi>Q</mi>
            <mi>T</mi>
          </mfrac>
        </mrow>
        <mo fence="true" stretchy="true">)</mo>
      </mrow>
      <mrow>
        <mspace width="2em"/>
        <mo stretchy="false">=</mo>
        <mspace width="2em"/>
      </mrow>
      <mfrac>
        <mrow>
          <mtext>d</mtext>
          <mi>Q</mi>
        </mrow>
        <mi>T</mi>
      </mfrac>
      <mspace width="6em"/>
      <mtext>; da </mtext>
      <mi>T</mi>
      <mrow>
        <mspace width="2em"/>
        <mo stretchy="false">=</mo>
        <mspace width="2em"/>
      </mrow>
      <mtext>const</mtext>
    </mrow>
    <annotation encoding="StarMath 5.0">"d" S ~=~ "d" left ( Q over T right ) ~=~ { "d" Q } over T ~~~"; da "T ~=~ "const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4:02:03.866000000</meta:creation-date>
    <dc:date>2015-04-09T14:05:54.297000000</dc:date>
    <meta:editing-duration>PT3M50S</meta:editing-duration>
    <meta:editing-cycles>1</meta:editing-cycles>
    <meta:generator>LibreOffice/4.3.4.1$Windows_x86 LibreOffice_project/bc356b2f991740509f321d70e4512a6a54c5f243</meta:generator>
  </office:meta>
</office:document-meta>
</file>